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5.75cm"/>
      <style:paragraph-properties style:writing-mode="lr-tb"/>
    </style:style>
    <style:style style:name="gr2" style:family="graphic" style:parent-style-name="standard">
      <style:graphic-properties draw:stroke="dash" draw:stroke-dash="Dash" svg:stroke-width="0.1cm" draw:marker-start-width="0.35cm" draw:marker-end-width="0.35cm" draw:fill="none" draw:textarea-horizontal-align="justify" draw:textarea-vertical-align="top" draw:auto-grow-height="false" fo:min-height="35.15cm" fo:min-width="52.65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6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7cm"/>
      <style:paragraph-properties style:writing-mode="lr-tb"/>
    </style:style>
    <style:style style:name="gr6" style:family="graphic" style:parent-style-name="objectwithoutfill">
      <style:graphic-properties draw:marker-end="화살촉_20_1" draw:marker-end-width="0.3cm" draw:fill="none" draw:textarea-vertical-align="middle"/>
    </style:style>
    <style:style style:name="gr7" style:family="graphic" style:parent-style-name="objectwithoutfill">
      <style:graphic-properties draw:marker-end="화살촉_20_2" draw:marker-end-width="0.3cm" draw:fill="none" draw:textarea-vertical-align="middle"/>
    </style:style>
    <style:style style:name="gr8" style:family="graphic" style:parent-style-name="objectwithoutfill">
      <style:graphic-properties draw:marker-end="화살촉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26cm" fo:min-width="3.75cm"/>
      <style:paragraph-properties style:writing-mode="lr-tb"/>
    </style:style>
    <style:style style:name="gr10" style:family="graphic" style:parent-style-name="objectwithoutfill">
      <style:graphic-properties draw:marker-end="화살촉_20_5" draw:marker-end-width="0.3cm" draw:fill="none" draw:textarea-vertical-align="middle"/>
    </style:style>
    <style:style style:name="gr11" style:family="graphic" style:parent-style-name="objectwithoutfill">
      <style:graphic-properties draw:marker-end="화살촉_20_6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13" style:family="graphic" style:parent-style-name="objectwithoutfill">
      <style:graphic-properties draw:marker-end="화살촉_20_7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126cm" fo:min-width="3.876cm"/>
      <style:paragraph-properties style:writing-mode="lr-tb"/>
    </style:style>
    <style:style style:name="gr15" style:family="graphic" style:parent-style-name="objectwithoutfill">
      <style:graphic-properties draw:marker-end="화살촉_20_8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cm" fo:min-width="9.75cm"/>
      <style:paragraph-properties style:writing-mode="lr-tb"/>
    </style:style>
    <style:style style:name="gr18" style:family="graphic" style:parent-style-name="objectwithoutfill">
      <style:graphic-properties draw:marker-end="화살촉_20_9" draw:marker-end-width="0.3cm" draw:fill="none" draw:textarea-vertical-align="middl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602cm" fo:min-width="6.214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876cm" fo:min-width="3.126cm"/>
      <style:paragraph-properties style:writing-mode="lr-tb"/>
    </style:style>
    <style:style style:name="gr21" style:family="graphic" style:parent-style-name="objectwithoutfill">
      <style:graphic-properties draw:marker-end="화살촉_20_10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23" style:family="graphic" style:parent-style-name="objectwithoutfill">
      <style:graphic-properties draw:marker-end="화살촉_20_11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화살촉_20_12" draw:marker-end-width="0.3cm" draw:fill="none" draw:textarea-vertical-align="middl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8.5cm"/>
      <style:paragraph-properties style:writing-mode="lr-tb"/>
    </style:style>
    <style:style style:name="gr27" style:family="graphic" style:parent-style-name="objectwithoutfill">
      <style:graphic-properties draw:marker-end="화살촉_20_13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cm" fo:min-width="5.5cm" fo:wrap-option="no-wrap"/>
      <style:paragraph-properties style:writing-mode="lr-tb"/>
    </style:style>
    <style:style style:name="gr29" style:family="graphic" style:parent-style-name="objectwithoutfill">
      <style:graphic-properties draw:marker-end="화살촉_20_15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화살촉_20_16" draw:marker-end-width="0.3cm" draw:fill="none" draw:textarea-vertical-align="middl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25cm" fo:min-width="7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xml:id="id1" draw:id="id1" draw:layer="layout" svg:width="6.25cm" svg:height="1cm" svg:x="19cm" svg:y="2.25cm">
          <text:p text:style-name="P1">Language in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3.25cm" svg:height="35.5cm" svg:x="4cm" svg:y="4.5cm">
          <text:p text:style-name="P1">&lt;Message analysis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.5cm" svg:height="1.5cm" svg:x="24.5cm" svg:y="45.75cm">
          <text:p text:style-name="P1">언어 해석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7.25cm" svg:height="2cm" svg:x="24.625cm" svg:y="52.888cm">
          <text:p text:style-name="P1">언어 맥락 고려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7.5cm" svg:height="1.25cm" svg:x="24.5cm" svg:y="56.838cm">
          <text:p text:style-name="P1">언어 메시지 산출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2.125cm" svg:y1="3.25cm" svg:x2="24.625cm" svg:y2="7.5cm" draw:start-shape="id1" draw:start-glue-point="2" draw:end-shape="id2" draw:end-glue-point="4" svg:d="M22125 3250l2500 4250" svg:viewBox="0 0 2501 4251">
          <text:p/>
        </draw:connector>
        <draw:connector draw:style-name="gr7" draw:text-style-name="P3" draw:layer="layout" draw:type="line" svg:x1="30.625cm" svg:y1="40cm" svg:x2="28.25cm" svg:y2="45.75cm" draw:start-shape="id3" draw:start-glue-point="2" draw:end-shape="id4" draw:end-glue-point="0" svg:d="M30625 40000l-2375 5750" svg:viewBox="0 0 2376 5751">
          <text:p/>
        </draw:connector>
        <draw:connector draw:style-name="gr8" draw:text-style-name="P3" draw:layer="layout" draw:type="line" svg:x1="28.25cm" svg:y1="54.888cm" svg:x2="28.25cm" svg:y2="56.838cm" draw:start-shape="id5" draw:start-glue-point="2" draw:end-shape="id6" draw:end-glue-point="0" svg:d="M28250 54888v1950" svg:viewBox="0 0 1 1951">
          <text:p/>
        </draw:connector>
        <draw:custom-shape draw:style-name="gr9" draw:text-style-name="P1" xml:id="id7" draw:id="id7" draw:layer="layout" svg:width="8.5cm" svg:height="2.75cm" svg:x="24cm" svg:y="48.5cm">
          <text:p text:style-name="P1">의사소통의 목적을 달성하였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3" draw:layer="layout" draw:type="line" svg:x1="28.25cm" svg:y1="47.25cm" svg:x2="28.25cm" svg:y2="48.5cm" draw:start-shape="id4" draw:start-glue-point="2" draw:end-shape="id7" draw:end-glue-point="4" svg:d="M28250 47250v1250" svg:viewBox="0 0 1 1251">
          <text:p/>
        </draw:connector>
        <draw:connector draw:style-name="gr11" draw:text-style-name="P2" draw:layer="layout" draw:type="line" svg:x1="28.25cm" svg:y1="51.25cm" svg:x2="28.25cm" svg:y2="52.888cm" draw:start-shape="id7" draw:start-glue-point="6" draw:end-shape="id5" draw:end-glue-point="0" svg:d="M28250 51250v1638" svg:viewBox="0 0 1 1639">
          <text:p text:style-name="P4">아니오</text:p>
        </draw:connector>
        <draw:custom-shape draw:style-name="gr12" draw:text-style-name="P1" xml:id="id8" draw:id="id8" draw:layer="layout" svg:width="4.25cm" svg:height="1.5cm" svg:x="34.25cm" svg:y="49.125cm">
          <text:p text:style-name="P1">종료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32.5cm" svg:y1="49.875cm" svg:x2="34.25cm" svg:y2="49.875cm" draw:start-shape="id7" draw:start-glue-point="7" draw:end-shape="id8" draw:end-glue-point="3" svg:d="M32500 49875h1750" svg:viewBox="0 0 1751 1">
          <text:p/>
        </draw:connector>
        <draw:custom-shape draw:style-name="gr14" draw:text-style-name="P1" xml:id="id2" draw:id="id2" draw:layer="layout" svg:width="8.75cm" svg:height="2.75cm" svg:x="20.25cm" svg:y="7.5cm">
          <text:p text:style-name="P1">Is message fir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5" draw:layer="layout" svg:x1="20.25cm" svg:y1="8.875cm" svg:x2="14.362cm" svg:y2="13.35cm" draw:start-shape="id2" draw:start-glue-point="5" draw:end-shape="id9" draw:end-glue-point="0" svg:d="M20250 8875h-5888v4475" svg:viewBox="0 0 5889 4476">
          <text:p>Yes</text:p>
        </draw:connector>
        <draw:custom-shape draw:style-name="gr16" draw:text-style-name="P1" xml:id="id9" draw:id="id9" draw:layer="layout" svg:width="4cm" svg:height="1.75cm" svg:x="12.362cm" svg:y="13.35cm">
          <text:p text:style-name="P1">Save message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" draw:id="id10" draw:layer="layout" svg:width="10.25cm" svg:height="2.25cm" svg:x="27.5cm" svg:y="13cm">
          <text:p text:style-name="P1">Compare message of storage sequentially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29cm" svg:y1="8.875cm" svg:x2="32.625cm" svg:y2="13cm" draw:start-shape="id2" draw:start-glue-point="7" draw:end-shape="id10" draw:end-glue-point="0" svg:d="M29000 8875h3625v4125" svg:viewBox="0 0 3626 4126">
          <text:p>No</text:p>
        </draw:connector>
        <draw:custom-shape draw:style-name="gr19" draw:text-style-name="P1" draw:layer="layout" svg:width="7.25cm" svg:height="2cm" svg:x="38.5cm" svg:y="10.5cm">
          <text:p text:style-name="P1">How compare?</text:p>
          <draw:enhanced-geometry svg:viewBox="0 0 21600 21600" draw:text-areas="800 800 20800 20800" draw:type="round-rectangular-callout" draw:modifiers="-726.851468762929 29803.8980509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xml:id="id12" draw:id="id12" draw:layer="layout" svg:width="7.25cm" svg:height="2.25cm" svg:x="28.75cm" svg:y="19.85cm">
          <text:p text:style-name="P1">S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6" draw:layer="layout" draw:type="line" svg:x1="32.625cm" svg:y1="15.25cm" svg:x2="33cm" svg:y2="16.5cm" draw:start-shape="id10" draw:start-glue-point="2" draw:end-shape="id11" draw:end-glue-point="0" svg:d="M32625 15250l375 1250" svg:viewBox="0 0 376 1251">
          <text:p/>
        </draw:connector>
        <draw:custom-shape draw:style-name="gr22" draw:text-style-name="P1" xml:id="id13" draw:id="id13" draw:layer="layout" svg:width="5cm" svg:height="2cm" svg:x="22.75cm" svg:y="23.65cm">
          <text:p text:style-name="P1">Pass next step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svg:x1="28.75cm" svg:y1="20.975cm" svg:x2="25.25cm" svg:y2="23.65cm" draw:start-shape="id12" draw:start-glue-point="5" draw:end-shape="id13" draw:end-glue-point="0" svg:d="M28750 20975h-3500v2675" svg:viewBox="0 0 3501 2676">
          <text:p>Yes</text:p>
        </draw:connector>
        <draw:connector draw:style-name="gr24" draw:text-style-name="P5" draw:layer="layout" svg:x1="36cm" svg:y1="20.975cm" svg:x2="42.75cm" svg:y2="23cm" draw:start-shape="id12" draw:start-glue-point="7" draw:end-shape="id14" draw:end-glue-point="4" svg:d="M36000 20975h6750v2025" svg:viewBox="0 0 6751 2026">
          <text:p>No</text:p>
        </draw:connector>
        <draw:custom-shape draw:style-name="gr25" draw:text-style-name="P1" xml:id="id15" draw:id="id15" draw:layer="layout" svg:width="5.5cm" svg:height="2cm" svg:x="30.25cm" svg:y="28.5cm">
          <text:p text:style-name="P1">Save message</text:p>
          <draw:enhanced-geometry svg:viewBox="0 0 21600 21600" draw:type="rectangle" draw:enhanced-path="M 0 0 L 21600 0 21600 21600 0 21600 0 0 Z N"/>
        </draw:custom-shape>
        <draw:custom-shape draw:style-name="gr26" draw:text-style-name="P1" xml:id="id11" draw:id="id11" draw:layer="layout" svg:width="9cm" svg:height="2cm" svg:x="28.5cm" svg:y="16.5cm">
          <text:p text:style-name="P1">Set start point and end point in input message</text:p>
          <draw:enhanced-geometry svg:viewBox="0 0 21600 21600" draw:type="rectangle" draw:enhanced-path="M 0 0 L 21600 0 21600 21600 0 21600 0 0 Z N"/>
        </draw:custom-shape>
        <draw:connector draw:style-name="gr27" draw:text-style-name="P6" draw:layer="layout" draw:type="line" svg:x1="33cm" svg:y1="18.5cm" svg:x2="32.375cm" svg:y2="19.85cm" draw:start-shape="id11" draw:start-glue-point="2" draw:end-shape="id12" draw:end-glue-point="4" svg:d="M33000 18500l-625 1350" svg:viewBox="0 0 626 1351">
          <text:p/>
        </draw:connector>
        <draw:custom-shape draw:style-name="gr28" draw:text-style-name="P4" xml:id="id14" draw:id="id14" draw:layer="layout" svg:width="12cm" svg:height="2.5cm" svg:x="36.75cm" svg:y="23cm">
          <text:p text:style-name="P4">Same input message with message in distance of two poi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6" draw:layer="layout" svg:x1="36.75cm" svg:y1="24.25cm" svg:x2="33cm" svg:y2="28.5cm" draw:start-shape="id14" draw:start-glue-point="5" draw:end-shape="id15" draw:end-glue-point="0" svg:d="M36750 24250h-3750v4250" svg:viewBox="0 0 3751 4251">
          <text:p>Yes</text:p>
        </draw:connector>
        <draw:connector draw:style-name="gr30" draw:text-style-name="P6" draw:layer="layout" svg:x1="48.75cm" svg:y1="24.25cm" svg:x2="52.125cm" svg:y2="28cm" draw:start-shape="id14" draw:start-glue-point="7" draw:end-shape="id16" draw:end-glue-point="0" svg:d="M48750 24250h3375v3750" svg:viewBox="0 0 3376 3751">
          <text:p>No</text:p>
        </draw:connector>
        <draw:custom-shape draw:style-name="gr31" draw:text-style-name="P4" xml:id="id16" draw:id="id16" draw:layer="layout" svg:width="7.75cm" svg:height="2.5cm" svg:x="48.25cm" svg:y="28cm">
          <text:p text:style-name="P4">Save two message with matri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10" draw:display-name="화살촉 10" svg:viewBox="0 0 20 20" svg:d="M0 20l10-20 10 20z"/>
    <draw:marker draw:name="화살촉_20_11" draw:display-name="화살촉 11" svg:viewBox="0 0 20 20" svg:d="M0 20l10-20 10 20z"/>
    <draw:marker draw:name="화살촉_20_12" draw:display-name="화살촉 12" svg:viewBox="0 0 20 20" svg:d="M0 20l10-20 10 20z"/>
    <draw:marker draw:name="화살촉_20_13" draw:display-name="화살촉 13" svg:viewBox="0 0 20 20" svg:d="M0 20l10-20 10 20z"/>
    <draw:marker draw:name="화살촉_20_14" draw:display-name="화살촉 14" svg:viewBox="0 0 20 20" svg:d="M0 20l10-20 10 20z"/>
    <draw:marker draw:name="화살촉_20_15" draw:display-name="화살촉 15" svg:viewBox="0 0 20 20" svg:d="M0 20l10-20 10 20z"/>
    <draw:marker draw:name="화살촉_20_16" draw:display-name="화살촉 16" svg:viewBox="0 0 20 20" svg:d="M0 20l10-20 10 20z"/>
    <draw:marker draw:name="화살촉_20_2" draw:display-name="화살촉 2" svg:viewBox="0 0 20 20" svg:d="M0 20l10-20 10 20z"/>
    <draw:marker draw:name="화살촉_20_4" draw:display-name="화살촉 4" svg:viewBox="0 0 20 20" svg:d="M0 20l10-20 10 20z"/>
    <draw:marker draw:name="화살촉_20_5" draw:display-name="화살촉 5" svg:viewBox="0 0 20 20" svg:d="M0 20l10-20 10 20z"/>
    <draw:marker draw:name="화살촉_20_6" draw:display-name="화살촉 6" svg:viewBox="0 0 20 20" svg:d="M0 20l10-20 10 20z"/>
    <draw:marker draw:name="화살촉_20_7" draw:display-name="화살촉 7" svg:viewBox="0 0 20 20" svg:d="M0 20l10-20 10 20z"/>
    <draw:marker draw:name="화살촉_20_8" draw:display-name="화살촉 8" svg:viewBox="0 0 20 20" svg:d="M0 20l10-20 10 20z"/>
    <draw:marker draw:name="화살촉_20_9" draw:display-name="화살촉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16:28:24.445524554</meta:creation-date>
    <meta:generator>LibreOffice/7.2.1.2$Linux_X86_64 LibreOffice_project/87b77fad49947c1441b67c559c339af8f3517e22</meta:generator>
    <dc:date>2021-11-07T05:23:56.205015474</dc:date>
    <meta:editing-duration>PT1H16M39S</meta:editing-duration>
    <meta:editing-cycles>32</meta:editing-cycles>
    <meta:document-statistic meta:object-count="31"/>
  </office:meta>
</office:document-meta>
</file>